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40b" officeooo:paragraph-rsid="00115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_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4T16:13:35.609298843</meta:creation-date>
    <dc:date>2023-08-24T16:13:54.917113906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7.2$Linux_X86_64 LibreOffice_project/40$Build-2</meta:generator>
  </office:meta>
</office:document-meta>
</file>